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2.8055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2.40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1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  <style:text-properties style:font-name="Comfortaa Medium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9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tyle="normal" fo:font-weight="normal"/>
    </style:style>
    <style:style style:name="ce36" style:family="table-cell" style:parent-style-name="Default">
      <style:text-properties style:font-name="Comfortaa Medium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9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omfortaa Medium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9"/>
          <table:table-cell table:style-name="ce19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36"/>
          <table:table-cell table:style-name="ce19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36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9"/>
          <table:table-cell table:style-name="ce19"/>
          <table:covered-table-cell table:number-columns-repeated="4" table:style-name="ce36"/>
          <table:table-cell table:style-name="ce19"/>
          <table:covered-table-cell table:number-columns-repeated="4" table:style-name="ce36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96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01/11/21</text:p>
          </table:table-cell>
          <table:table-cell table:style-name="ce96" office:value-type="float" office:value="2" calcext:value-type="float">
            <text:p>2</text:p>
          </table:table-cell>
          <table:table-cell table:style-name="ce36"/>
          <table:table-cell table:style-name="ce121" office:value-type="float" office:value="1200" calcext:value-type="float">
            <text:p>1200</text:p>
          </table:table-cell>
          <table:table-cell table:style-name="ce126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01/11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01/12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1300" calcext:value-type="float">
            <text:p>1300</text:p>
          </table:table-cell>
          <table:table-cell table:style-name="ce127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01/12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01/14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1500" calcext:value-type="float">
            <text:p>1500</text:p>
          </table:table-cell>
          <table:table-cell table:style-name="ce126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01/14/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97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01/15/21</text:p>
          </table:table-cell>
          <table:table-cell table:style-name="ce97" office:value-type="float" office:value="3" calcext:value-type="float">
            <text:p>3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01/15/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97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01/18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9"/>
          <table:table-cell table:style-name="ce122" office:value-type="string" calcext:value-type="string">
            <text:p>-</text:p>
          </table:table-cell>
          <table:table-cell table:style-name="ce139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01/18/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01/25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3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01/2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01/26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01/2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01/28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01/28/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2/05/21</text:p>
          </table:table-cell>
          <table:table-cell table:style-name="ce97" office:value-type="float" office:value="4" calcext:value-type="float">
            <text:p>4</text:p>
          </table:table-cell>
          <table:table-cell table:style-name="ce36"/>
          <table:table-cell table:style-name="ce121" office:value-type="float" office:value="2200" calcext:value-type="float">
            <text:p>2200</text:p>
          </table:table-cell>
          <table:table-cell table:style-name="ce123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2/0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2/08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2/05/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2/09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2/0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02/15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2/09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02/16/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39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02/1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02/18/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2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02/1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02/19/21</text:p>
          </table:table-cell>
          <table:table-cell table:style-name="ce115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500" calcext:value-type="float">
            <text:p>2500</text:p>
          </table:table-cell>
          <table:table-cell table:style-name="ce123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02/17/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02/20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02/1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02/22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44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02/19/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02/23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2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02/22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02/25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02/23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3/01/21</text:p>
          </table:table-cell>
          <table:table-cell table:style-name="ce109" office:value-type="float" office:value="4" calcext:value-type="float">
            <text:p>4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2-26" calcext:value-type="date">
            <text:p>02/26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2" calcext:value-type="date">
            <text:p>03/02/21</text:p>
          </table:table-cell>
          <table:table-cell table:style-name="ce109"/>
          <table:table-cell table:style-name="ce19"/>
          <table:table-cell table:style-name="ce123" office:value-type="float" office:value="3100" calcext:value-type="float">
            <text:p>3100</text:p>
          </table:table-cell>
          <table:table-cell table:style-name="ce123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3-01" calcext:value-type="date">
            <text:p>03/01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4" calcext:value-type="date">
            <text:p>03/04/21</text:p>
          </table:table-cell>
          <table:table-cell table:style-name="ce109"/>
          <table:table-cell table:style-name="ce19"/>
          <table:table-cell table:style-name="ce123" office:value-type="float" office:value="1200" calcext:value-type="float">
            <text:p>1200</text:p>
          </table:table-cell>
          <table:table-cell table:style-name="ce123" office:value-type="string" calcext:value-type="string">
            <text:p>Einteilung</text:p>
          </table:table-cell>
          <table:table-cell table:style-name="ce134" office:value-type="string" calcext:value-type="string">
            <text:p>03.03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number-columns-repeated="2" table:style-name="ce123" office:value-type="string" calcext:value-type="string">
            <text:p>-</text:p>
          </table:table-cell>
          <table:table-cell table:style-name="ce133" office:value-type="date" office:date-value="2021-03-02" calcext:value-type="date">
            <text:p>03/02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9" table:number-columns-repeated="2"/>
          <table:table-cell table:style-name="ce19"/>
          <table:table-cell table:number-columns-repeated="2" table:style-name="ce123" office:value-type="string" calcext:value-type="string">
            <text:p>-</text:p>
          </table:table-cell>
          <table:table-cell table:style-name="ce135" table:number-columns-repeated="2"/>
          <table:table-cell table:style-name="ce19"/>
          <table:table-cell table:style-name="ce139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3/08/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7">
          <table:table-cell table:style-name="ce1"/>
          <table:table-cell table:style-name="ce72"/>
          <table:table-cell table:style-name="ce36"/>
          <table:table-cell table:style-name="ce72" table:number-columns-repeated="2"/>
          <table:table-cell table:style-name="ce19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J4:.J26])" office:value-type="float" office:value="65" calcext:value-type="float">
            <text:p>65</text:p>
          </table:table-cell>
          <table:table-cell table:style-name="ce19"/>
          <table:table-cell table:style-name="ce140"/>
          <table:table-cell table:style-name="ce145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3/09/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 table:number-rows-repeated="3">
          <table:table-cell table:style-name="ce1"/>
          <table:table-cell table:style-name="ce77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2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7">
          <table:table-cell table:style-name="ce1"/>
          <table:table-cell table:style-name="ce83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1])" office:value-type="float" office:value="44" calcext:value-type="float">
            <text:p>44</text:p>
          </table:table-cell>
          <table:table-cell table:style-name="ce19" table:number-columns-repeated="6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19" table:number-columns-repeated="10"/>
          <table:table-cell table:style-name="ce77"/>
          <table:table-cell table:style-name="ce30"/>
          <table:table-cell table:style-name="ce77"/>
          <table:table-cell table:style-name="ce160"/>
          <table:table-cell table:style-name="ce1" table:number-columns-repeated="49"/>
        </table:table-row>
        <table:table-row table:style-name="ro6" table:number-rows-repeated="2">
          <table:table-cell table:style-name="ce1" table:number-columns-repeated="11"/>
          <table:table-cell table:style-name="ce18"/>
          <table:table-cell table:style-name="ce146"/>
          <table:table-cell table:style-name="ce18"/>
          <table:table-cell table:style-name="ce161"/>
          <table:table-cell table:style-name="ce1" table:number-columns-repeated="49"/>
        </table:table-row>
        <table:table-row table:style-name="ro6">
          <table:table-cell table:style-name="ce1" table:number-columns-repeated="11"/>
          <table:table-cell table:style-name="ce20" table:number-columns-repeated="3"/>
          <table:table-cell table:style-name="ce162"/>
          <table:table-cell table:style-name="ce1" table:number-columns-repeated="49"/>
        </table:table-row>
        <table:table-row table:style-name="ro7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6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46" calcext:value-type="float">
            <text:p>46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4" table:number-columns-spanned="2" table:number-rows-spanned="1"/>
          <table:covered-table-cell table:style-name="ce24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6:21:07.6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9</meta:editing-cycles>
    <meta:editing-duration>PT40M11S</meta:editing-duration>
    <dc:date>2021-03-09T16:26:26.975000000</dc:date>
    <meta:document-statistic meta:table-count="1" meta:cell-count="289" meta:object-count="0"/>
  </office:meta>
</office:document-meta>
</file>